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font-weight="bold" style:font-weight-asian="bold" style:font-weight-complex="bold"/>
    </style:style>
    <style:style style:name="P4" style:family="paragraph" style:parent-style-name="Standard">
      <style:text-properties style:font-name="Verdana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ot@crn-deb6:~#<text:span text:style-name="T1"> apt-get install oinkmaster </text:span></text:p>
      <text:p text:style-name="P2">Leyendo lista de paquetes... Hecho </text:p>
      <text:p text:style-name="P2">Creando árbol de dependencias <text:s text:c="6"/></text:p>
      <text:p text:style-name="P2">Leyendo la información de estado... Hecho </text:p>
      <text:p text:style-name="P2">oinkmaster ya está en su versión más reciente. </text:p>
      <text:p text:style-name="P2">fijado oinkmaster como instalado manualmente. </text:p>
      <text:p text:style-name="P2">0 actualizados, 0 se instalarán, 0 para eliminar y 27 no actualizados. </text:p>
      <text:p text:style-name="P2">N: Ignoring file 'apt-build' in directory '/etc/apt/sources.list.d/' as it has no filename extension </text:p>
      <text:p text:style-name="P2">root@crn-deb6:~# </text:p>
      <text:p text:style-name="P2"/>
      <text:p text:style-name="P2">Editar /etc/oinkmaster.conf y dejar lo que esta en negritas:</text:p>
      <text:p text:style-name="Standard"># ------------------------- </text:p>
      <text:p text:style-name="Standard"># Location of rules archive </text:p>
      <text:p text:style-name="Standard"># ------------------------- </text:p>
      <text:p text:style-name="Standard"># NOTE: this might need to be changed based on the Snort version </text:p>
      <text:p text:style-name="Standard"># you are running. This configuration files uses Snort 2.2.x </text:p>
      <text:p text:style-name="Standard">#url = http://www.snort.org/dl/rules/snortrules-snapshot-2_2.tar.gz </text:p>
      <text:p text:style-name="Standard"/>
      <text:p text:style-name="Standard"># -------------------------- </text:p>
      <text:p text:style-name="Standard"># CRN </text:p>
      <text:p text:style-name="Standard"># -------------------------- </text:p>
      <text:p text:style-name="P1">url = http://www.emergingthreats.net/rules/emerging.rules.tar.gz </text:p>
      <text:p text:style-name="Standard"/>
      <text:p text:style-name="Standard">y</text:p>
      <text:p text:style-name="Standard"/>
      <text:p text:style-name="P1">modifysid * "alert" | "drop" </text:p>
      <text:p text:style-name="Standard"/>
      <text:p text:style-name="P2">Guardar los cambio:</text:p>
      <text:p text:style-name="P2">Ahora descargar y actualizar rules</text:p>
      <text:p text:style-name="P2"/>
      <text:p text:style-name="P3"># oinkmaster -C /etc/oinkmaster.conf -o /etc/snort/rules</text:p>
      <text:p text:style-name="P2"/>
      <text:p text:style-name="P2">Probar con suricata</text:p>
      <text:p text:style-name="P2"/>
      <text:p text:style-name="P3">suricata -c /etc/suricata/suricata-debian.yaml -i eth0</text:p>
      <text:p text:style-name="P2"/>
      <text:p text:style-name="P2">arranca asi:</text:p>
      <text:p text:style-name="P2"/>
      <text:p text:style-name="Standard">[2753] 7/10/2011 -- 15:01:52 - (source-pcap.c:267) &lt;Info&gt; (ReceivePcapThreadInit) -- using interface eth0 </text:p>
      <text:p text:style-name="Standard">[2752] 7/10/2011 -- 15:01:52 - (stream-tcp.c:367) &lt;Info&gt; (StreamTcpInitConfig) -- stream "max_sessions": 262144 </text:p>
      <text:p text:style-name="Standard">[2752] 7/10/2011 -- 15:01:52 - (stream-tcp.c:379) &lt;Info&gt; (StreamTcpInitConfig) -- stream "prealloc_sessions": 32768 </text:p>
      <text:p text:style-name="Standard">[2752] 7/10/2011 -- 15:01:52 - (stream-tcp.c:389) &lt;Info&gt; (StreamTcpInitConfig) -- stream "memcap": 33554432 </text:p>
      <text:p text:style-name="Standard">[2752] 7/10/2011 -- 15:01:52 - (stream-tcp.c:396) &lt;Info&gt; (StreamTcpInitConfig) -- stream "midstream" session pickups: disabled </text:p>
      <text:p text:style-name="Standard">[2752] 7/10/2011 -- 15:01:52 - (stream-tcp.c:404) &lt;Info&gt; (StreamTcpInitConfig) -- stream "async_oneside": disabled </text:p>
      <text:p text:style-name="Standard">[2752] 7/10/2011 -- 15:01:52 - (stream-tcp.c:413) &lt;Info&gt; (StreamTcpInitConfig) -- <text:soft-page-break/>stream.reassembly "memcap": 67108864 </text:p>
      <text:p text:style-name="Standard">[2752] 7/10/2011 -- 15:01:52 - (stream-tcp.c:433) &lt;Info&gt; (StreamTcpInitConfig) -- stream.reassembly "depth": 1048576 </text:p>
      <text:p text:style-name="Standard">[2752] 7/10/2011 -- 15:02:03 - (tm-threads.c:1429) &lt;Info&gt; (TmThreadWaitOnThreadInit) -- all 5 packet processing threads, 3 management threads initialized, <text:span text:style-name="T1">engine started. </text:span></text:p>
      <text:p text:style-name="P3"/>
      <text:p text:style-name="P3">Fijarse en la última parte de la salida, (engine started) todo OK Suricata esta corriendo, exi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Campos</meta:initial-creator>
    <meta:creation-date>2011-10-07T10:14:24</meta:creation-date>
    <meta:generator>LibreOffice/3.4$Unix LibreOffice_project/340m1$Build-602</meta:generator>
    <dc:date>2013-01-09T14:36:10</dc:date>
    <dc:creator>Manuel Campos</dc:creator>
    <meta:editing-duration>PT1H52M16S</meta:editing-duration>
    <meta:editing-cycles>4</meta:editing-cycles>
    <meta:document-statistic meta:table-count="0" meta:image-count="0" meta:object-count="0" meta:page-count="2" meta:paragraph-count="38" meta:word-count="275" meta:character-count="2318" meta:non-whitespace-character-count="2046"/>
  </office:meta>
</office:document-meta>
</file>